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week_number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week_number</text:p>
          </table:table-cell>
          <table:table-cell table:style-name="Default" office:value-type="string" calcext:value-type="string">
            <text:p>week_ending</text:p>
          </table:table-cell>
        </table:table-row>
        <table:table-row table:style-name="ro1">
          <table:table-cell office:value-type="string" calcext:value-type="string">
            <text:p>wk_01</text:p>
          </table:table-cell>
          <table:table-cell table:formula="of:=[.B3]-7" office:value-type="date" office:date-value="2020-01-05" calcext:value-type="date">
            <text:p>2020-01-05</text:p>
          </table:table-cell>
        </table:table-row>
        <table:table-row table:style-name="ro1">
          <table:table-cell office:value-type="string" calcext:value-type="string">
            <text:p>wk_02</text:p>
          </table:table-cell>
          <table:table-cell table:formula="of:=[.B4]-7" office:value-type="date" office:date-value="2020-01-12" calcext:value-type="date">
            <text:p>2020-01-12</text:p>
          </table:table-cell>
        </table:table-row>
        <table:table-row table:style-name="ro1">
          <table:table-cell office:value-type="string" calcext:value-type="string">
            <text:p>wk_03</text:p>
          </table:table-cell>
          <table:table-cell table:formula="of:=[.B5]-7" office:value-type="date" office:date-value="2020-01-19" calcext:value-type="date">
            <text:p>2020-01-19</text:p>
          </table:table-cell>
        </table:table-row>
        <table:table-row table:style-name="ro1">
          <table:table-cell office:value-type="string" calcext:value-type="string">
            <text:p>wk_04</text:p>
          </table:table-cell>
          <table:table-cell table:formula="of:=[.B6]-7" office:value-type="date" office:date-value="2020-01-26" calcext:value-type="date">
            <text:p>2020-01-26</text:p>
          </table:table-cell>
        </table:table-row>
        <table:table-row table:style-name="ro1">
          <table:table-cell office:value-type="string" calcext:value-type="string">
            <text:p>wk_05</text:p>
          </table:table-cell>
          <table:table-cell office:value-type="date" office:date-value="2020-02-02" calcext:value-type="date">
            <text:p>2020-02-02</text:p>
          </table:table-cell>
        </table:table-row>
        <table:table-row table:style-name="ro1">
          <table:table-cell office:value-type="string" calcext:value-type="string">
            <text:p>wk_06</text:p>
          </table:table-cell>
          <table:table-cell table:formula="of:=[.B6]+7" office:value-type="date" office:date-value="2020-02-09" calcext:value-type="date">
            <text:p>2020-02-09</text:p>
          </table:table-cell>
        </table:table-row>
        <table:table-row table:style-name="ro1">
          <table:table-cell office:value-type="string" calcext:value-type="string">
            <text:p>wk_07</text:p>
          </table:table-cell>
          <table:table-cell table:formula="of:=[.B7]+7" office:value-type="date" office:date-value="2020-02-16" calcext:value-type="date">
            <text:p>2020-02-16</text:p>
          </table:table-cell>
        </table:table-row>
        <table:table-row table:style-name="ro1">
          <table:table-cell office:value-type="string" calcext:value-type="string">
            <text:p>wk_08</text:p>
          </table:table-cell>
          <table:table-cell table:formula="of:=[.B8]+7" office:value-type="date" office:date-value="2020-02-23" calcext:value-type="date">
            <text:p>2020-02-23</text:p>
          </table:table-cell>
        </table:table-row>
        <table:table-row table:style-name="ro1">
          <table:table-cell office:value-type="string" calcext:value-type="string">
            <text:p>wk_09</text:p>
          </table:table-cell>
          <table:table-cell table:formula="of:=[.B9]+7" office:value-type="date" office:date-value="2020-03-01" calcext:value-type="date">
            <text:p>2020-03-01</text:p>
          </table:table-cell>
        </table:table-row>
        <table:table-row table:style-name="ro1">
          <table:table-cell office:value-type="string" calcext:value-type="string">
            <text:p>wk_10</text:p>
          </table:table-cell>
          <table:table-cell table:formula="of:=[.B10]+7" office:value-type="date" office:date-value="2020-03-08" calcext:value-type="date">
            <text:p>2020-03-08</text:p>
          </table:table-cell>
        </table:table-row>
        <table:table-row table:style-name="ro1">
          <table:table-cell office:value-type="string" calcext:value-type="string">
            <text:p>wk_11</text:p>
          </table:table-cell>
          <table:table-cell table:formula="of:=[.B11]+7" office:value-type="date" office:date-value="2020-03-15" calcext:value-type="date">
            <text:p>2020-03-15</text:p>
          </table:table-cell>
        </table:table-row>
        <table:table-row table:style-name="ro1">
          <table:table-cell office:value-type="string" calcext:value-type="string">
            <text:p>wk_12</text:p>
          </table:table-cell>
          <table:table-cell table:formula="of:=[.B12]+7" office:value-type="date" office:date-value="2020-03-22" calcext:value-type="date">
            <text:p>2020-03-22</text:p>
          </table:table-cell>
        </table:table-row>
        <table:table-row table:style-name="ro1">
          <table:table-cell office:value-type="string" calcext:value-type="string">
            <text:p>wk_13</text:p>
          </table:table-cell>
          <table:table-cell table:formula="of:=[.B13]+7" office:value-type="date" office:date-value="2020-03-29" calcext:value-type="date">
            <text:p>2020-03-29</text:p>
          </table:table-cell>
        </table:table-row>
        <table:table-row table:style-name="ro1">
          <table:table-cell office:value-type="string" calcext:value-type="string">
            <text:p>wk_14</text:p>
          </table:table-cell>
          <table:table-cell table:formula="of:=[.B14]+7" office:value-type="date" office:date-value="2020-04-05" calcext:value-type="date">
            <text:p>2020-04-05</text:p>
          </table:table-cell>
        </table:table-row>
        <table:table-row table:style-name="ro1">
          <table:table-cell office:value-type="string" calcext:value-type="string">
            <text:p>wk_15</text:p>
          </table:table-cell>
          <table:table-cell table:formula="of:=[.B15]+7" office:value-type="date" office:date-value="2020-04-12" calcext:value-type="date">
            <text:p>2020-04-12</text:p>
          </table:table-cell>
        </table:table-row>
        <table:table-row table:style-name="ro1">
          <table:table-cell office:value-type="string" calcext:value-type="string">
            <text:p>wk_16</text:p>
          </table:table-cell>
          <table:table-cell table:formula="of:=[.B16]+7" office:value-type="date" office:date-value="2020-04-19" calcext:value-type="date">
            <text:p>2020-04-19</text:p>
          </table:table-cell>
        </table:table-row>
        <table:table-row table:style-name="ro1">
          <table:table-cell office:value-type="string" calcext:value-type="string">
            <text:p>wk_17</text:p>
          </table:table-cell>
          <table:table-cell table:formula="of:=[.B17]+7" office:value-type="date" office:date-value="2020-04-26" calcext:value-type="date">
            <text:p>2020-04-26</text:p>
          </table:table-cell>
        </table:table-row>
        <table:table-row table:style-name="ro1">
          <table:table-cell office:value-type="string" calcext:value-type="string">
            <text:p>wk_18</text:p>
          </table:table-cell>
          <table:table-cell table:formula="of:=[.B18]+7" office:value-type="date" office:date-value="2020-05-03" calcext:value-type="date">
            <text:p>2020-05-03</text:p>
          </table:table-cell>
        </table:table-row>
        <table:table-row table:style-name="ro1">
          <table:table-cell office:value-type="string" calcext:value-type="string">
            <text:p>wk_19</text:p>
          </table:table-cell>
          <table:table-cell table:formula="of:=[.B19]+7" office:value-type="date" office:date-value="2020-05-10" calcext:value-type="date">
            <text:p>2020-05-10</text:p>
          </table:table-cell>
        </table:table-row>
        <table:table-row table:style-name="ro1">
          <table:table-cell office:value-type="string" calcext:value-type="string">
            <text:p>wk_20</text:p>
          </table:table-cell>
          <table:table-cell table:formula="of:=[.B20]+7" office:value-type="date" office:date-value="2020-05-17" calcext:value-type="date">
            <text:p>2020-05-17</text:p>
          </table:table-cell>
        </table:table-row>
        <table:table-row table:style-name="ro1">
          <table:table-cell office:value-type="string" calcext:value-type="string">
            <text:p>wk_21</text:p>
          </table:table-cell>
          <table:table-cell table:formula="of:=[.B21]+7" office:value-type="date" office:date-value="2020-05-24" calcext:value-type="date">
            <text:p>2020-05-24</text:p>
          </table:table-cell>
        </table:table-row>
        <table:table-row table:style-name="ro1">
          <table:table-cell office:value-type="string" calcext:value-type="string">
            <text:p>wk_22</text:p>
          </table:table-cell>
          <table:table-cell table:formula="of:=[.B22]+7" office:value-type="date" office:date-value="2020-05-31" calcext:value-type="date">
            <text:p>2020-05-31</text:p>
          </table:table-cell>
        </table:table-row>
        <table:table-row table:style-name="ro1">
          <table:table-cell office:value-type="string" calcext:value-type="string">
            <text:p>wk_23</text:p>
          </table:table-cell>
          <table:table-cell table:formula="of:=[.B23]+7" office:value-type="date" office:date-value="2020-06-07" calcext:value-type="date">
            <text:p>2020-06-07</text:p>
          </table:table-cell>
        </table:table-row>
        <table:table-row table:style-name="ro1">
          <table:table-cell office:value-type="string" calcext:value-type="string">
            <text:p>wk_24</text:p>
          </table:table-cell>
          <table:table-cell table:formula="of:=[.B24]+7" office:value-type="date" office:date-value="2020-06-14" calcext:value-type="date">
            <text:p>2020-06-14</text:p>
          </table:table-cell>
        </table:table-row>
        <table:table-row table:style-name="ro1">
          <table:table-cell office:value-type="string" calcext:value-type="string">
            <text:p>wk_25</text:p>
          </table:table-cell>
          <table:table-cell table:formula="of:=[.B25]+7" office:value-type="date" office:date-value="2020-06-21" calcext:value-type="date">
            <text:p>2020-06-21</text:p>
          </table:table-cell>
        </table:table-row>
        <table:table-row table:style-name="ro1">
          <table:table-cell office:value-type="string" calcext:value-type="string">
            <text:p>wk_26</text:p>
          </table:table-cell>
          <table:table-cell table:formula="of:=[.B26]+7" office:value-type="date" office:date-value="2020-06-28" calcext:value-type="date">
            <text:p>2020-06-28</text:p>
          </table:table-cell>
        </table:table-row>
        <table:table-row table:style-name="ro1">
          <table:table-cell office:value-type="string" calcext:value-type="string">
            <text:p>wk_27</text:p>
          </table:table-cell>
          <table:table-cell table:formula="of:=[.B27]+7" office:value-type="date" office:date-value="2020-07-05" calcext:value-type="date">
            <text:p>2020-07-05</text:p>
          </table:table-cell>
        </table:table-row>
        <table:table-row table:style-name="ro1">
          <table:table-cell office:value-type="string" calcext:value-type="string">
            <text:p>wk_28</text:p>
          </table:table-cell>
          <table:table-cell table:formula="of:=[.B28]+7" office:value-type="date" office:date-value="2020-07-12" calcext:value-type="date">
            <text:p>2020-07-12</text:p>
          </table:table-cell>
        </table:table-row>
        <table:table-row table:style-name="ro1">
          <table:table-cell office:value-type="string" calcext:value-type="string">
            <text:p>wk_29</text:p>
          </table:table-cell>
          <table:table-cell table:formula="of:=[.B29]+7" office:value-type="date" office:date-value="2020-07-19" calcext:value-type="date">
            <text:p>2020-07-19</text:p>
          </table:table-cell>
        </table:table-row>
        <table:table-row table:style-name="ro1">
          <table:table-cell office:value-type="string" calcext:value-type="string">
            <text:p>wk_30</text:p>
          </table:table-cell>
          <table:table-cell table:formula="of:=[.B30]+7" office:value-type="date" office:date-value="2020-07-26" calcext:value-type="date">
            <text:p>2020-07-26</text:p>
          </table:table-cell>
        </table:table-row>
        <table:table-row table:style-name="ro1">
          <table:table-cell office:value-type="string" calcext:value-type="string">
            <text:p>wk_31</text:p>
          </table:table-cell>
          <table:table-cell table:formula="of:=[.B31]+7" office:value-type="date" office:date-value="2020-08-02" calcext:value-type="date">
            <text:p>2020-08-02</text:p>
          </table:table-cell>
        </table:table-row>
        <table:table-row table:style-name="ro1">
          <table:table-cell office:value-type="string" calcext:value-type="string">
            <text:p>wk_32</text:p>
          </table:table-cell>
          <table:table-cell table:formula="of:=[.B32]+7" office:value-type="date" office:date-value="2020-08-09" calcext:value-type="date">
            <text:p>2020-08-09</text:p>
          </table:table-cell>
        </table:table-row>
        <table:table-row table:style-name="ro1">
          <table:table-cell office:value-type="string" calcext:value-type="string">
            <text:p>wk_33</text:p>
          </table:table-cell>
          <table:table-cell table:formula="of:=[.B33]+7" office:value-type="date" office:date-value="2020-08-16" calcext:value-type="date">
            <text:p>2020-08-16</text:p>
          </table:table-cell>
        </table:table-row>
        <table:table-row table:style-name="ro1">
          <table:table-cell office:value-type="string" calcext:value-type="string">
            <text:p>wk_34</text:p>
          </table:table-cell>
          <table:table-cell table:formula="of:=[.B34]+7" office:value-type="date" office:date-value="2020-08-23" calcext:value-type="date">
            <text:p>2020-08-23</text:p>
          </table:table-cell>
        </table:table-row>
        <table:table-row table:style-name="ro1">
          <table:table-cell office:value-type="string" calcext:value-type="string">
            <text:p>wk_35</text:p>
          </table:table-cell>
          <table:table-cell table:formula="of:=[.B35]+7" office:value-type="date" office:date-value="2020-08-30" calcext:value-type="date">
            <text:p>2020-08-30</text:p>
          </table:table-cell>
        </table:table-row>
        <table:table-row table:style-name="ro1">
          <table:table-cell office:value-type="string" calcext:value-type="string">
            <text:p>wk_36</text:p>
          </table:table-cell>
          <table:table-cell table:formula="of:=[.B36]+7" office:value-type="date" office:date-value="2020-09-06" calcext:value-type="date">
            <text:p>2020-09-06</text:p>
          </table:table-cell>
        </table:table-row>
        <table:table-row table:style-name="ro1">
          <table:table-cell office:value-type="string" calcext:value-type="string">
            <text:p>wk_37</text:p>
          </table:table-cell>
          <table:table-cell table:formula="of:=[.B37]+7" office:value-type="date" office:date-value="2020-09-13" calcext:value-type="date">
            <text:p>2020-09-13</text:p>
          </table:table-cell>
        </table:table-row>
        <table:table-row table:style-name="ro1">
          <table:table-cell office:value-type="string" calcext:value-type="string">
            <text:p>wk_38</text:p>
          </table:table-cell>
          <table:table-cell table:formula="of:=[.B38]+7" office:value-type="date" office:date-value="2020-09-20" calcext:value-type="date">
            <text:p>2020-09-20</text:p>
          </table:table-cell>
        </table:table-row>
        <table:table-row table:style-name="ro1">
          <table:table-cell office:value-type="string" calcext:value-type="string">
            <text:p>wk_39</text:p>
          </table:table-cell>
          <table:table-cell table:formula="of:=[.B39]+7" office:value-type="date" office:date-value="2020-09-27" calcext:value-type="date">
            <text:p>2020-09-27</text:p>
          </table:table-cell>
        </table:table-row>
        <table:table-row table:style-name="ro1">
          <table:table-cell office:value-type="string" calcext:value-type="string">
            <text:p>wk_40</text:p>
          </table:table-cell>
          <table:table-cell table:formula="of:=[.B40]+7" office:value-type="date" office:date-value="2020-10-04" calcext:value-type="date">
            <text:p>2020-10-04</text:p>
          </table:table-cell>
        </table:table-row>
        <table:table-row table:style-name="ro1">
          <table:table-cell office:value-type="string" calcext:value-type="string">
            <text:p>wk_41</text:p>
          </table:table-cell>
          <table:table-cell table:formula="of:=[.B41]+7" office:value-type="date" office:date-value="2020-10-11" calcext:value-type="date">
            <text:p>2020-10-11</text:p>
          </table:table-cell>
        </table:table-row>
        <table:table-row table:style-name="ro1">
          <table:table-cell office:value-type="string" calcext:value-type="string">
            <text:p>wk_42</text:p>
          </table:table-cell>
          <table:table-cell table:formula="of:=[.B42]+7" office:value-type="date" office:date-value="2020-10-18" calcext:value-type="date">
            <text:p>2020-10-18</text:p>
          </table:table-cell>
        </table:table-row>
        <table:table-row table:style-name="ro1">
          <table:table-cell office:value-type="string" calcext:value-type="string">
            <text:p>wk_43</text:p>
          </table:table-cell>
          <table:table-cell table:formula="of:=[.B43]+7" office:value-type="date" office:date-value="2020-10-25" calcext:value-type="date">
            <text:p>2020-10-25</text:p>
          </table:table-cell>
        </table:table-row>
        <table:table-row table:style-name="ro1">
          <table:table-cell office:value-type="string" calcext:value-type="string">
            <text:p>wk_44</text:p>
          </table:table-cell>
          <table:table-cell table:formula="of:=[.B44]+7" office:value-type="date" office:date-value="2020-11-01" calcext:value-type="date">
            <text:p>2020-11-01</text:p>
          </table:table-cell>
        </table:table-row>
        <table:table-row table:style-name="ro1">
          <table:table-cell office:value-type="string" calcext:value-type="string">
            <text:p>wk_45</text:p>
          </table:table-cell>
          <table:table-cell table:formula="of:=[.B45]+7" office:value-type="date" office:date-value="2020-11-08" calcext:value-type="date">
            <text:p>2020-11-08</text:p>
          </table:table-cell>
        </table:table-row>
        <table:table-row table:style-name="ro1">
          <table:table-cell office:value-type="string" calcext:value-type="string">
            <text:p>wk_46</text:p>
          </table:table-cell>
          <table:table-cell table:formula="of:=[.B46]+7" office:value-type="date" office:date-value="2020-11-15" calcext:value-type="date">
            <text:p>2020-11-15</text:p>
          </table:table-cell>
        </table:table-row>
        <table:table-row table:style-name="ro1">
          <table:table-cell office:value-type="string" calcext:value-type="string">
            <text:p>wk_47</text:p>
          </table:table-cell>
          <table:table-cell table:formula="of:=[.B47]+7" office:value-type="date" office:date-value="2020-11-22" calcext:value-type="date">
            <text:p>2020-11-22</text:p>
          </table:table-cell>
        </table:table-row>
        <table:table-row table:style-name="ro1">
          <table:table-cell office:value-type="string" calcext:value-type="string">
            <text:p>wk_48</text:p>
          </table:table-cell>
          <table:table-cell table:formula="of:=[.B48]+7" office:value-type="date" office:date-value="2020-11-29" calcext:value-type="date">
            <text:p>2020-11-29</text:p>
          </table:table-cell>
        </table:table-row>
        <table:table-row table:style-name="ro1">
          <table:table-cell office:value-type="string" calcext:value-type="string">
            <text:p>wk_49</text:p>
          </table:table-cell>
          <table:table-cell table:formula="of:=[.B49]+7" office:value-type="date" office:date-value="2020-12-06" calcext:value-type="date">
            <text:p>2020-12-06</text:p>
          </table:table-cell>
        </table:table-row>
        <table:table-row table:style-name="ro1">
          <table:table-cell office:value-type="string" calcext:value-type="string">
            <text:p>wk_50</text:p>
          </table:table-cell>
          <table:table-cell table:formula="of:=[.B50]+7" office:value-type="date" office:date-value="2020-12-13" calcext:value-type="date">
            <text:p>2020-12-13</text:p>
          </table:table-cell>
        </table:table-row>
        <table:table-row table:style-name="ro1">
          <table:table-cell office:value-type="string" calcext:value-type="string">
            <text:p>wk_51</text:p>
          </table:table-cell>
          <table:table-cell table:formula="of:=[.B51]+7" office:value-type="date" office:date-value="2020-12-20" calcext:value-type="date">
            <text:p>2020-12-20</text:p>
          </table:table-cell>
        </table:table-row>
        <table:table-row table:style-name="ro1">
          <table:table-cell office:value-type="string" calcext:value-type="string">
            <text:p>wk_52</text:p>
          </table:table-cell>
          <table:table-cell table:formula="of:=[.B52]+7" office:value-type="date" office:date-value="2020-12-27" calcext:value-type="date">
            <text:p>2020-12-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0T00:39:28.827000000</dc:date>
    <meta:editing-duration>PT3M9S</meta:editing-duration>
    <meta:editing-cycles>2</meta:editing-cycles>
    <meta:generator>LibreOffice/6.3.6.2$Windows_X86_64 LibreOffice_project/2196df99b074d8a661f4036fca8fa0cbfa33a497</meta:generator>
    <meta:document-statistic meta:table-count="1" meta:cell-count="106" meta:object-count="0"/>
  </office:meta>
</office:document-meta>
</file>